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nnelWrapper.pee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nelWrapper.put( final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nelWrapper.poll( final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nelWrapper.offer( final Object obj , final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nelWrapper.tak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nelWrapper.setChannel( final Channel 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